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8.59pt" svg:y="163.39pt">
            <loext:p draw:notify-on-update-of-ranges="Sheet1.A2:Sheet1.A10 Sheet1.B1:Sheet1.B1 Sheet1.B2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23.04pt" svg:y="435.91pt">
            <loext:p draw:notify-on-update-of-ranges="Sheet1.J4:Sheet1.J7 Sheet1.K4:Sheet1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7.9" calcext:value-type="float">
            <text:p>247.9</text:p>
          </table:table-cell>
          <table:table-cell table:number-columns-repeated="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91.9" calcext:value-type="float">
            <text:p>591.9</text:p>
          </table:table-cell>
          <table:table-cell table:number-columns-repeated="9"/>
        </table:table-row>
        <table:table-row table:style-name="ro1">
          <table:table-cell office:value-type="float" office:value="2323.1" calcext:value-type="float">
            <text:p>2323.1</text:p>
          </table:table-cell>
          <table:table-cell office:value-type="float" office:value="692.4" calcext:value-type="float">
            <text:p>692.4</text:p>
          </table:table-cell>
          <table:table-cell table:number-columns-repeated="7"/>
          <table:table-cell office:value-type="float" office:value="1986" calcext:value-type="float">
            <text:p>1986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426.6" calcext:value-type="float">
            <text:p>2426.6</text:p>
          </table:table-cell>
          <table:table-cell office:value-type="float" office:value="723.3" calcext:value-type="float">
            <text:p>723.3</text:p>
          </table:table-cell>
          <table:table-cell table:number-columns-repeated="7"/>
          <table:table-cell office:value-type="float" office:value="2323.1" calcext:value-type="float">
            <text:p>2323.1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539.4" calcext:value-type="float">
            <text:p>2539.4</text:p>
          </table:table-cell>
          <table:table-cell office:value-type="float" office:value="756.8" calcext:value-type="float">
            <text:p>756.8</text:p>
          </table:table-cell>
          <table:table-cell table:number-columns-repeated="7"/>
          <table:table-cell office:value-type="float" office:value="2426.6" calcext:value-type="float">
            <text:p>2426.6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873.2" calcext:value-type="float">
            <text:p>873.2</text:p>
          </table:table-cell>
          <table:table-cell table:number-columns-repeated="7"/>
          <table:table-cell office:value-type="float" office:value="2539.4" calcext:value-type="float">
            <text:p>2539.4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996.3" calcext:value-type="float">
            <text:p>996.3</text:p>
          </table:table-cell>
          <table:table-cell table:number-columns-repeated="9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004.8" calcext:value-type="float">
            <text:p>1004.8</text:p>
          </table:table-cell>
          <table:table-cell table:number-columns-repeated="9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274.5" calcext:value-type="float">
            <text:p>1274.5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453.46pt" svg:height="255.23pt" svg:x="24.21pt" svg:y="132.52pt">
            <loext:p draw:notify-on-update-of-ranges="Sheet2.A1:Sheet2.A1 Sheet2.A2:Sheet2.A5 Sheet2.B1:Sheet2.B1 Sheet2.B2:Sheet2.B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477.5" calcext:value-type="float">
            <text:p>2477.5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93.1" calcext:value-type="float">
            <text:p>2993.1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44.2" calcext:value-type="float">
            <text:p>3444.2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369.5" calcext:value-type="float">
            <text:p>4369.5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3" table:style-name="ta1">
        <table:shapes>
          <draw:frame draw:z-index="0" draw:style-name="gr1" draw:text-style-name="P1" svg:width="453.49pt" svg:height="255.26pt" svg:x="34.33pt" svg:y="204.04pt">
            <loext:p draw:notify-on-update-of-ranges="Sheet3.A2:Sheet3.A7 Sheet3.B1:Sheet3.B1 Sheet3.B2:Sheet3.B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49.9" calcext:value-type="float">
            <text:p>849.9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478.39" calcext:value-type="float">
            <text:p>2478.39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93.23" calcext:value-type="float">
            <text:p>2993.23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15.2" calcext:value-type="float">
            <text:p>3415.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43.9" calcext:value-type="float">
            <text:p>3443.9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368.06" calcext:value-type="float">
            <text:p>4368.06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6pt" svg:x="39.8pt" svg:y="126.48pt">
            <loext:p draw:notify-on-update-of-ranges="Sheet4.A2:Sheet4.A7 Sheet4.B1:Sheet4.B1 Sheet4.B2:Sheet4.B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22.9" calcext:value-type="float">
            <text:p>822.9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1964.3" calcext:value-type="float">
            <text:p>1964.3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402.1" calcext:value-type="float">
            <text:p>2402.1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00.3" calcext:value-type="float">
            <text:p>2900.3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337.5" calcext:value-type="float">
            <text:p>3337.5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5" table:style-name="ta1">
        <table:shapes>
          <draw:frame draw:z-index="0" draw:style-name="gr1" draw:text-style-name="P1" svg:width="453.46pt" svg:height="255.26pt" svg:x="17.18pt" svg:y="174.67pt">
            <loext:p draw:notify-on-update-of-ranges="Sheet5.A2:Sheet5.A8 Sheet5.B1:Sheet5.B1 Sheet5.B2:Sheet5.B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75.1" calcext:value-type="float">
            <text:p>875.1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084.4" calcext:value-type="float">
            <text:p>2084.4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549.82" calcext:value-type="float">
            <text:p>2549.82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3077.96" calcext:value-type="float">
            <text:p>3077.9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511.46" calcext:value-type="float">
            <text:p>3511.46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541.25" calcext:value-type="float">
            <text:p>3541.25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491.3" calcext:value-type="float">
            <text:p>4491.3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6" table:style-name="ta1">
        <table:shapes>
          <draw:frame draw:z-index="0" draw:style-name="gr1" draw:text-style-name="P1" svg:width="453.46pt" svg:height="255.23pt" svg:x="9.35pt" svg:y="149.84pt">
            <loext:p draw:notify-on-update-of-ranges="Sheet6.A2:Sheet6.A8 Sheet6.B1:Sheet6.B1 Sheet6.B2:Sheet6.B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43.2" calcext:value-type="float">
            <text:p>843.2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011.9" calcext:value-type="float">
            <text:p>2011.9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458.5" calcext:value-type="float">
            <text:p>2458.5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968.5" calcext:value-type="float">
            <text:p>2968.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387.42" calcext:value-type="float">
            <text:p>3387.4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16.2" calcext:value-type="float">
            <text:p>3416.2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332.9" calcext:value-type="float">
            <text:p>4332.9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7" table:style-name="ta1">
        <table:shapes>
          <draw:frame draw:z-index="0" draw:style-name="gr1" draw:text-style-name="P1" svg:width="453.46pt" svg:height="255.26pt" svg:x="30.44pt" svg:y="142.3pt">
            <loext:p draw:notify-on-update-of-ranges="Sheet7.A2:Sheet7.A8 Sheet7.B1:Sheet7.B1 Sheet7.B2:Sheet7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61.3" calcext:value-type="float">
            <text:p>861.3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058.7" calcext:value-type="float">
            <text:p>2058.7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515.27" calcext:value-type="float">
            <text:p>2515.27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65.2" calcext:value-type="float">
            <text:p>3465.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433.8" calcext:value-type="float">
            <text:p>4433.8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8" table:style-name="ta1">
        <table:shapes>
          <draw:frame draw:z-index="0" draw:style-name="gr1" draw:text-style-name="P1" svg:width="453.46pt" svg:height="255.23pt" svg:x="8.62pt" svg:y="91.84pt">
            <loext:p draw:notify-on-update-of-ranges="Sheet8.A2:Sheet8.A4 Sheet8.B1:Sheet8.B1 Sheet8.B2:Sheet8.B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359.3" calcext:value-type="float">
            <text:p>2359.3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848.5" calcext:value-type="float">
            <text:p>2848.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4159.27" calcext:value-type="float">
            <text:p>4159.27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9" table:style-name="ta1">
        <table:shapes>
          <draw:frame draw:z-index="0" draw:style-name="gr1" draw:text-style-name="P1" svg:width="453.46pt" svg:height="255.23pt" svg:x="25.77pt" svg:y="166.39pt">
            <loext:p draw:notify-on-update-of-ranges="Sheet9.A2:Sheet9.A8 Sheet9.B1:Sheet9.B1 Sheet9.B2:Sheet9.B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896.7" calcext:value-type="float">
            <text:p>896.7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509.6" calcext:value-type="float">
            <text:p>2509.6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621.6" calcext:value-type="float">
            <text:p>2621.6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3165.9" calcext:value-type="float">
            <text:p>3165.9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614.7" calcext:value-type="float">
            <text:p>3614.7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645.8" calcext:value-type="float">
            <text:p>3645.8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624.5" calcext:value-type="float">
            <text:p>4624.5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0" table:style-name="ta1">
        <table:shapes>
          <draw:frame draw:z-index="0" draw:style-name="gr1" draw:text-style-name="P1" svg:width="453.46pt" svg:height="255.23pt" svg:x="49.95pt" svg:y="191.25pt">
            <loext:p draw:notify-on-update-of-ranges="Sheet10.A2:Sheet10.A7 Sheet10.B1:Sheet10.B1 Sheet10.B2:Sheet10.B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1259.4" calcext:value-type="float">
            <text:p>1259.4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3675.6" calcext:value-type="float">
            <text:p>3675.6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4436.6" calcext:value-type="float">
            <text:p>4436.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5061.8" calcext:value-type="float">
            <text:p>5061.8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5104.9" calcext:value-type="float">
            <text:p>5104.9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6474.3" calcext:value-type="float">
            <text:p>6474.3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1" table:style-name="ta1">
        <table:shapes>
          <draw:frame draw:z-index="0" draw:style-name="gr1" draw:text-style-name="P1" svg:width="453.46pt" svg:height="255.26pt" svg:x="26.53pt" svg:y="191.99pt">
            <loext:p draw:notify-on-update-of-ranges="Sheet11.A1:Sheet11.A1 Sheet11.A2:Sheet11.A9 Sheet11.B1:Sheet11.B1 Sheet11.B2:Sheet11.B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043.6" calcext:value-type="float">
            <text:p>2043.6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391.2" calcext:value-type="float">
            <text:p>2391.2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497.84" calcext:value-type="float">
            <text:p>2497.84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613.28" calcext:value-type="float">
            <text:p>2613.28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3015.65" calcext:value-type="float">
            <text:p>3015.6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440.3" calcext:value-type="float">
            <text:p>3440.3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469.64" calcext:value-type="float">
            <text:p>3469.64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401.11" calcext:value-type="float">
            <text:p>4401.11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2" table:style-name="ta1">
        <table:shapes>
          <draw:frame draw:z-index="0" draw:style-name="gr1" draw:text-style-name="P1" svg:width="453.46pt" svg:height="255.26pt" svg:x="3.91pt" svg:y="157.35pt">
            <loext:p draw:notify-on-update-of-ranges="Sheet12.A1:Sheet12.A1 Sheet12.A2:Sheet12.A10 Sheet12.B1:Sheet12.B1 Sheet12.B2:Sheet12.B1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918.9" calcext:value-type="float">
            <text:p>918.9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2196.04" calcext:value-type="float">
            <text:p>2196.04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569.1" calcext:value-type="float">
            <text:p>2569.1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683.39" calcext:value-type="float">
            <text:p>2683.39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807.66" calcext:value-type="float">
            <text:p>2807.66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3239.2" calcext:value-type="float">
            <text:p>3239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696.12" calcext:value-type="float">
            <text:p>3696.12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727.6" calcext:value-type="float">
            <text:p>3727.6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728.15" calcext:value-type="float">
            <text:p>4728.15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shapes>
          <draw:frame draw:z-index="0" draw:style-name="gr1" draw:text-style-name="P1" svg:width="453.46pt" svg:height="255.26pt" svg:x="16.38pt" svg:y="152.08pt">
            <loext:p draw:notify-on-update-of-ranges="Sheet15.A1:Sheet15.A1 Sheet15.A2:Sheet15.A9 Sheet15.B1:Sheet15.B1 Sheet15.B2:Sheet15.B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1818.9" calcext:value-type="float">
            <text:p>1818.9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2128.5" calcext:value-type="float">
            <text:p>2128.5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2223.1" calcext:value-type="float">
            <text:p>2223.1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756.8" calcext:value-type="float">
            <text:p>756.8</text:p>
          </table:table-cell>
        </table:table-row>
        <table:table-row table:style-name="ro1">
          <table:table-cell office:value-type="float" office:value="2684.95" calcext:value-type="float">
            <text:p>2684.95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089.3" calcext:value-type="float">
            <text:p>3089.3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3920.79" calcext:value-type="float">
            <text:p>3920.79</text:p>
          </table:table-cell>
          <table:table-cell office:value-type="float" office:value="1274.5" calcext:value-type="float">
            <text:p>1274.5</text:p>
          </table:table-cell>
        </table:table-row>
      </table:table>
      <table:table table:name="Sheet16" table:style-name="ta1">
        <table:shapes>
          <draw:frame draw:z-index="0" draw:style-name="gr1" draw:text-style-name="P1" svg:width="453.46pt" svg:height="255.23pt" svg:x="0.03pt" svg:y="102.39pt">
            <loext:p draw:notify-on-update-of-ranges="Sheet16.A2:Sheet16.A6 Sheet16.B1:Sheet16.B1 Sheet16.B2:Sheet16.B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2093.6" calcext:value-type="float">
            <text:p>2093.6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524.8" calcext:value-type="float">
            <text:p>3524.8</text:p>
          </table:table-cell>
          <table:table-cell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3554.82" calcext:value-type="float">
            <text:p>3554.82</text:p>
          </table:table-cell>
          <table:table-cell office:value-type="float" office:value="1004.8" calcext:value-type="float">
            <text:p>1004.8</text:p>
          </table:table-cell>
        </table:table-row>
        <table:table-row table:style-name="ro1">
          <table:table-cell office:value-type="float" office:value="4510.02" calcext:value-type="float">
            <text:p>4510.02</text:p>
          </table:table-cell>
          <table:table-cell office:value-type="float" office:value="1274.5" calcext:value-type="float">
            <text:p>127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1:34:36.71787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30:02.042095726</meta:creation-date>
    <dc:date>2018-06-28T13:02:37.071663791</dc:date>
    <meta:editing-duration>PT38M30S</meta:editing-duration>
    <meta:editing-cycles>4</meta:editing-cycles>
    <meta:generator>LibreOffice/5.1.6.2$Linux_X86_64 LibreOffice_project/10m0$Build-2</meta:generator>
    <meta:document-statistic meta:table-count="16" meta:cell-count="22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1.A2:Sheet1.B10 Sheet1.B1:Sheet1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scatter">
            <chart:domain table:cell-range-address="Sheet1.A2:Sheet1.A10"/>
            <chart:regression-curve chart:style-name="ch7">
              <chart:equation chart:display-equation="true" chart:display-r-square="false" svg:x="1.845cm" svg:y="0.534cm"/>
            </chart:regression-curve>
            <chart:regression-curve chart:style-name="ch8">
              <chart:equation chart:display-equation="true" chart:display-r-square="false" svg:x="1.762cm" svg:y="1.677cm"/>
            </chart:regression-curve>
            <chart:data-point chart:repeated="4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6">
                <text:p>796</text:p>
                <draw:g>
                  <svg:desc>Sheet1.A2:Sheet1.A10</svg:desc>
                </draw:g>
              </table:table-cell>
              <table:table-cell office:value-type="float" office:value="247.9">
                <text:p>247.9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3.1">
                <text:p>2323.1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6.6">
                <text:p>2426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9.4">
                <text:p>2539.4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9">
                <text:p>292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4">
                <text:p>3344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95">
                <text:p>339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4">
                <text:p>4234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954cm" style:legend-expansion="high" chart:style-name="ch2"/>
        <chart:plot-area chart:style-name="ch3" table:cell-range-address="Sheet10.A2:Sheet10.B7 Sheet10.B1:Sheet10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2:Sheet10.B7" chart:label-cell-address="Sheet10.B1:Sheet10.B1" chart:class="chart:scatter">
            <chart:domain table:cell-range-address="Sheet10.A2:Sheet10.A7"/>
            <chart:regression-curve chart:style-name="ch7">
              <chart:equation chart:display-equation="true" chart:display-r-square="false" svg:x="1.943cm" svg:y="0.786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0.B1:Sheet1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9.4">
                <text:p>1259.4</text:p>
                <draw:g>
                  <svg:desc>Sheet10.A2:Sheet10.A7</svg:desc>
                </draw:g>
              </table:table-cell>
              <table:table-cell office:value-type="float" office:value="247.9">
                <text:p>247.9</text:p>
                <draw:g>
                  <svg:desc>Sheet10.B2:Sheet10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5.6">
                <text:p>3675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6.6">
                <text:p>4436.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61.8">
                <text:p>5061.8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4.9">
                <text:p>5104.9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74.3">
                <text:p>6474.3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11.A1:Sheet11.B9" chart:data-source-has-labels="row" svg:x="0.319cm" svg:y="0.18cm" svg:width="9.968cm" svg:height="8.646cm">
          <chartooo:coordinate-region svg:x="1.126cm" svg:y="0.379cm" svg:width="8.6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2:Sheet11.B9" chart:label-cell-address="Sheet11.B1:Sheet11.B1" chart:class="chart:scatter">
            <chart:domain table:cell-range-address="Sheet11.A2:Sheet11.A9"/>
            <chart:regression-curve chart:style-name="ch7">
              <chart:equation chart:display-equation="true" chart:display-r-square="false" svg:x="1.087cm" svg:y="0.044cm"/>
            </chart:regression-curve>
            <chart:regression-curve chart:style-name="ch8">
              <chart:equation chart:display-equation="true" chart:display-r-square="false" svg:x="0.565cm" svg:y="0.653cm"/>
            </chart:regression-curve>
            <chart:data-point chart:repeated="6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1.B1:Sheet1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3.6">
                <text:p>2043.6</text:p>
                <draw:g>
                  <svg:desc>Sheet11.A2:Sheet11.A9</svg:desc>
                </draw:g>
              </table:table-cell>
              <table:table-cell office:value-type="float" office:value="591.9">
                <text:p>591.9</text:p>
                <draw:g>
                  <svg:desc>Sheet11.B2:Sheet1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1.2">
                <text:p>2391.2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7.84">
                <text:p>2497.84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3.28">
                <text:p>2613.28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5.65">
                <text:p>3015.6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0.3">
                <text:p>3440.3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9.64">
                <text:p>3469.64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1.11">
                <text:p>4401.11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12.A1:Sheet12.B10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2.B2:Sheet12.B10" chart:label-cell-address="Sheet12.B1:Sheet12.B1" chart:class="chart:scatter">
            <chart:domain table:cell-range-address="Sheet12.A2:Sheet12.A10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789cm" svg:y="0.362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2.B1:Sheet1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8.9">
                <text:p>918.9</text:p>
                <draw:g>
                  <svg:desc>Sheet12.A2:Sheet12.A10</svg:desc>
                </draw:g>
              </table:table-cell>
              <table:table-cell office:value-type="float" office:value="247.9">
                <text:p>247.9</text:p>
                <draw:g>
                  <svg:desc>Sheet12.B2:Sheet1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04">
                <text:p>2196.04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9.1">
                <text:p>2569.1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3.39">
                <text:p>2683.39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7.66">
                <text:p>2807.66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9.2">
                <text:p>3239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6.12">
                <text:p>3696.1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7.6">
                <text:p>3727.6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8.15">
                <text:p>4728.15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16.A2:Sheet16.B6 Sheet16.B1:Sheet16.B1" chart:data-source-has-labels="row" svg:x="0.319cm" svg:y="0.18cm" svg:width="9.968cm" svg:height="8.645cm">
          <chartooo:coordinate-region svg:x="1.126cm" svg:y="0.379cm" svg:width="8.6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B2:Sheet16.B6" chart:label-cell-address="Sheet16.B1:Sheet16.B1" chart:class="chart:scatter">
            <chart:domain table:cell-range-address="Sheet16.A2:Sheet16.A6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2.557cm" svg:y="0.309cm"/>
            </chart:regression-curve>
            <chart:data-point chart:repeated="3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3.6">
                <text:p>2093.6</text:p>
                <draw:g>
                  <svg:desc>Sheet16.A2:Sheet16.A6</svg:desc>
                </draw:g>
              </table:table-cell>
              <table:table-cell office:value-type="float" office:value="591.9">
                <text:p>591.9</text:p>
                <draw:g>
                  <svg:desc>Sheet16.B2:Sheet16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9">
                <text:p>308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24.8">
                <text:p>3524.8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4.82">
                <text:p>3554.82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0.02">
                <text:p>4510.02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15.A1:Sheet15.B9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B2:Sheet15.B9" chart:label-cell-address="Sheet15.B1:Sheet15.B1" chart:class="chart:scatter">
            <chart:domain table:cell-range-address="Sheet15.A2:Sheet15.A9"/>
            <chart:regression-curve chart:style-name="ch7">
              <chart:equation chart:display-equation="true" chart:display-r-square="false" svg:x="1.462cm" svg:y="0.864cm"/>
            </chart:regression-curve>
            <chart:regression-curve chart:style-name="ch8">
              <chart:equation chart:display-equation="true" chart:display-r-square="false" svg:x="1.546cm" svg:y="0.229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8.9">
                <text:p>1818.9</text:p>
                <draw:g>
                  <svg:desc>Sheet15.A2:Sheet15.A9</svg:desc>
                </draw:g>
              </table:table-cell>
              <table:table-cell office:value-type="float" office:value="591.9">
                <text:p>591.9</text:p>
                <draw:g>
                  <svg:desc>Sheet15.B2:Sheet15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8.5">
                <text:p>2128.5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3.1">
                <text:p>2223.1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6">
                <text:p>2326</text:p>
              </table:table-cell>
              <table:table-cell office:value-type="float" office:value="756.8">
                <text:p>75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4.95">
                <text:p>2684.9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3">
                <text:p>3063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3">
                <text:p>3089.3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0.79">
                <text:p>3920.79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2.A1:Sheet2.B5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5" chart:label-cell-address="Sheet2.B1:Sheet2.B1" chart:class="chart:scatter">
            <chart:domain table:cell-range-address="Sheet2.A2:Sheet2.A5"/>
            <chart:regression-curve chart:style-name="ch7">
              <chart:equation chart:display-equation="true" chart:display-r-square="false" svg:x="1.394cm" svg:y="0.468cm"/>
            </chart:regression-curve>
            <chart:regression-curve chart:style-name="ch8">
              <chart:equation chart:display-equation="true" chart:display-r-square="false" svg:x="1.588cm" svg:y="1.342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7.5">
                <text:p>2477.5</text:p>
                <draw:g>
                  <svg:desc>Sheet2.A2:Sheet2.A5</svg:desc>
                </draw:g>
              </table:table-cell>
              <table:table-cell office:value-type="float" office:value="723.3">
                <text:p>723.3</text:p>
                <draw:g>
                  <svg:desc>Sheet2.B2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3.1">
                <text:p>2993.1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4.2">
                <text:p>3444.2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9.5">
                <text:p>4369.5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J4:Sheet1.K7" svg:x="0.319cm" svg:y="0.18cm" svg:width="11.264cm" svg:height="8.646cm">
          <chartooo:coordinate-region svg:x="1.126cm" svg:y="0.38cm" svg:width="10.0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7" chart:class="chart:scatter">
            <chart:domain table:cell-range-address="Sheet1.J4:Sheet1.J7"/>
            <chart:regression-curve chart:style-name="ch7">
              <chart:equation chart:display-equation="true" chart:display-r-square="false" svg:x="1.568cm" svg:y="0.64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6">
                <text:p>1986</text:p>
                <draw:g>
                  <svg:desc>Sheet1.J4:Sheet1.J7</svg:desc>
                </draw:g>
              </table:table-cell>
              <table:table-cell office:value-type="float" office:value="591.9">
                <text:p>591.9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3.1">
                <text:p>2323.1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.6">
                <text:p>2426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9.4">
                <text:p>2539.4</text:p>
              </table:table-cell>
              <table:table-cell office:value-type="float" office:value="756.8">
                <text:p>75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0.607cm" svg:y="3.955cm" style:legend-expansion="high" chart:style-name="ch2"/>
        <chart:plot-area chart:style-name="ch3" table:cell-range-address="Sheet3.A2:Sheet3.B7 Sheet3.B1:Sheet3.B1" chart:data-source-has-labels="row" svg:x="0.319cm" svg:y="0.18cm" svg:width="9.969cm" svg:height="8.646cm">
          <chartooo:coordinate-region svg:x="1.126cm" svg:y="0.379cm" svg:width="8.6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/>
            </chart:regression-curve>
            <chart:data-point/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9.9">
                <text:p>849.9</text:p>
                <draw:g>
                  <svg:desc>Sheet3.A2:Sheet3.A7</svg:desc>
                </draw:g>
              </table:table-cell>
              <table:table-cell office:value-type="float" office:value="247.9">
                <text:p>247.9</text:p>
                <draw:g>
                  <svg:desc>Sheet3.B2:Sheet3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8.39">
                <text:p>2478.39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3.23">
                <text:p>2993.23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5.2">
                <text:p>3415.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3.9">
                <text:p>3443.9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8.06">
                <text:p>4368.06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955cm" style:legend-expansion="high" chart:style-name="ch2"/>
        <chart:plot-area chart:style-name="ch3" table:cell-range-address="Sheet4.A2:Sheet4.B7 Sheet4.B1:Sheet4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7" chart:label-cell-address="Sheet4.B1:Sheet4.B1" chart:class="chart:scatter">
            <chart:domain table:cell-range-address="Sheet4.A2:Sheet4.A7"/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2.9">
                <text:p>822.9</text:p>
                <draw:g>
                  <svg:desc>Sheet4.A2:Sheet4.A7</svg:desc>
                </draw:g>
              </table:table-cell>
              <table:table-cell office:value-type="float" office:value="247.9">
                <text:p>247.9</text:p>
                <draw:g>
                  <svg:desc>Sheet4.B2:Sheet4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4.3">
                <text:p>1964.3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2.1">
                <text:p>2402.1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.3">
                <text:p>2900.3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7.5">
                <text:p>3337.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3">
                <text:p>4233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5.A2:Sheet5.B8 Sheet5.B1:Sheet5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8" chart:label-cell-address="Sheet5.B1:Sheet5.B1" chart:class="chart:scatter">
            <chart:domain table:cell-range-address="Sheet5.A2:Sheet5.A8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623cm" svg:y="0.362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5.1">
                <text:p>875.1</text:p>
                <draw:g>
                  <svg:desc>Sheet5.A2:Sheet5.A8</svg:desc>
                </draw:g>
              </table:table-cell>
              <table:table-cell office:value-type="float" office:value="247.9">
                <text:p>247.9</text:p>
                <draw:g>
                  <svg:desc>Sheet5.B2:Sheet5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4.4">
                <text:p>2084.4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9.82">
                <text:p>2549.82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7.96">
                <text:p>3077.9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.46">
                <text:p>3511.46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1.25">
                <text:p>3541.2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1.3">
                <text:p>4491.3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506cm" style:legend-expansion="high" chart:style-name="ch2"/>
        <chart:plot-area chart:style-name="ch3" table:cell-range-address="Sheet6.A2:Sheet6.B8 Sheet6.B1:Sheet6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8" chart:label-cell-address="Sheet6.B1:Sheet6.B1" chart:class="chart:scatter">
            <chart:domain table:cell-range-address="Sheet6.A2:Sheet6.A8"/>
            <chart:regression-curve chart:style-name="ch7">
              <chart:equation chart:display-equation="true" chart:display-r-square="false" svg:x="1.386cm" svg:y="1.897cm"/>
            </chart:regression-curve>
            <chart:regression-curve chart:style-name="ch8">
              <chart:equation chart:display-equation="true" chart:display-r-square="fals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3.2">
                <text:p>843.2</text:p>
                <draw:g>
                  <svg:desc>Sheet6.A2:Sheet6.A8</svg:desc>
                </draw:g>
              </table:table-cell>
              <table:table-cell office:value-type="float" office:value="247.9">
                <text:p>247.9</text:p>
                <draw:g>
                  <svg:desc>Sheet6.B2:Sheet6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1.9">
                <text:p>2011.9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8.5">
                <text:p>2458.5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8.5">
                <text:p>2968.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7.42">
                <text:p>3387.4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6.2">
                <text:p>3416.2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2.9">
                <text:p>4332.9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606cm" svg:y="3.507cm" style:legend-expansion="high" chart:style-name="ch2"/>
        <chart:plot-area chart:style-name="ch3" table:cell-range-address="Sheet7.A2:Sheet7.B8 Sheet7.B1:Sheet7.B1" chart:data-source-has-labels="row" svg:x="0.319cm" svg:y="0.18cm" svg:width="9.968cm" svg:height="8.646cm">
          <chartooo:coordinate-region svg:x="1.126cm" svg:y="0.379cm" svg:width="8.6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8" chart:label-cell-address="Sheet7.B1:Sheet7.B1" chart:class="chart:scatter">
            <chart:domain table:cell-range-address="Sheet7.A2:Sheet7.A8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 svg:x="1.596cm" svg:y="0.309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1.3">
                <text:p>861.3</text:p>
                <draw:g>
                  <svg:desc>Sheet7.A2:Sheet7.A8</svg:desc>
                </draw:g>
              </table:table-cell>
              <table:table-cell office:value-type="float" office:value="247.9">
                <text:p>247.9</text:p>
                <draw:g>
                  <svg:desc>Sheet7.B2:Sheet7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8.7">
                <text:p>2058.7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5.27">
                <text:p>2515.27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6">
                <text:p>303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5.2">
                <text:p>3465.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5">
                <text:p>3495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3.8">
                <text:p>4433.8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954cm" style:legend-expansion="high" chart:style-name="ch2"/>
        <chart:plot-area chart:style-name="ch3" table:cell-range-address="Sheet8.A2:Sheet8.B4 Sheet8.B1:Sheet8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4" chart:label-cell-address="Sheet8.B1:Sheet8.B1" chart:class="chart:scatter">
            <chart:domain table:cell-range-address="Sheet8.A2:Sheet8.A4"/>
            <chart:regression-curve chart:style-name="ch7">
              <chart:equation chart:display-equation="true" chart:display-r-square="false" svg:x="1.537cm" svg:y="0.522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9.3">
                <text:p>2359.3</text:p>
                <draw:g>
                  <svg:desc>Sheet8.A2:Sheet8.A4</svg:desc>
                </draw:g>
              </table:table-cell>
              <table:table-cell office:value-type="float" office:value="723.3">
                <text:p>723.3</text:p>
                <draw:g>
                  <svg:desc>Sheet8.B2:Sheet8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8.5">
                <text:p>2848.5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9.27">
                <text:p>4159.27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606cm" svg:y="3.954cm" style:legend-expansion="high" chart:style-name="ch2"/>
        <chart:plot-area chart:style-name="ch3" table:cell-range-address="Sheet9.A2:Sheet9.B8 Sheet9.B1:Sheet9.B1" chart:data-source-has-labels="row" svg:x="0.319cm" svg:y="0.18cm" svg:width="9.968cm" svg:height="8.645cm">
          <chartooo:coordinate-region svg:x="1.126cm" svg:y="0.379cm" svg:width="8.6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2:Sheet9.B8" chart:label-cell-address="Sheet9.B1:Sheet9.B1" chart:class="chart:scatter">
            <chart:domain table:cell-range-address="Sheet9.A2:Sheet9.A8"/>
            <chart:regression-curve chart:style-name="ch7">
              <chart:equation chart:display-equation="true" chart:display-r-square="false"/>
            </chart:regression-curve>
            <chart:data-point chart:repeated="3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9.B1:Sheet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6.7">
                <text:p>896.7</text:p>
                <draw:g>
                  <svg:desc>Sheet9.A2:Sheet9.A8</svg:desc>
                </draw:g>
              </table:table-cell>
              <table:table-cell office:value-type="float" office:value="247.9">
                <text:p>247.9</text:p>
                <draw:g>
                  <svg:desc>Sheet9.B2:Sheet9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9.6">
                <text:p>2509.6</text:p>
              </table:table-cell>
              <table:table-cell office:value-type="float" office:value="692.4">
                <text:p>69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.6">
                <text:p>2621.6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5.9">
                <text:p>3165.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4.7">
                <text:p>3614.7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5.8">
                <text:p>3645.8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4.5">
                <text:p>4624.5</text:p>
              </table:table-cell>
              <table:table-cell office:value-type="float" office:value="1274.5">
                <text:p>1274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